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gr6" style:family="graphic" style:parent-style-name="standard">
      <style:graphic-properties draw:stroke="solid" draw:stroke-dash="Fine_20_Dashed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ize="24pt" fo:text-shadow="1pt 1pt" style:font-size-asian="24pt" style:font-size-complex="24pt"/>
    </style:style>
    <style:style style:name="P4" style:family="paragraph">
      <style:paragraph-properties fo:margin-left="0cm" fo:margin-right="0cm" fo:text-indent="0cm"/>
      <style:text-properties fo:font-size="24pt" fo:text-shadow="1pt 1pt" style:font-size-asian="24pt" style:font-size-complex="24pt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font-size="24pt" fo:text-shadow="1pt 1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2.54cm" svg:x="2.905cm" svg:y="7.35cm">
          <text:p text:style-name="P1">ACPI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2.905cm" svg:y="13.065cm">
          <text:p text:style-name="P1">Keyboar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2.54cm" svg:x="12.43cm" svg:y="5.445cm">
          <text:p text:style-name="P1">netlink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2.54cm" svg:x="12.43cm" svg:y="9.255cm">
          <text:p text:style-name="P1">/proc/acpi/even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2.54cm" svg:x="12.43cm" svg:y="13.065cm">
          <text:p text:style-name="P1">input layer</text:p>
          <text:p text:style-name="P1">/dev/inpu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2.54cm" svg:x="20.685cm" svg:y="9.255cm">
          <text:p text:style-name="P1">acpid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715cm" svg:y1="14.335cm" svg:x2="12.43cm" svg:y2="14.335cm">
          <text:p text:style-name="P1">Special</text:p>
          <text:p text:style-name="P1">Keys</text:p>
        </draw:line>
        <draw:line draw:style-name="gr2" draw:text-style-name="P2" draw:layer="layout" svg:x1="6.715cm" svg:y1="8.62cm" svg:x2="12.43cm" svg:y2="6.715cm">
          <text:p text:style-name="P1">Battery</text:p>
          <text:p text:style-name="P1">AC</text:p>
        </draw:line>
        <draw:line draw:style-name="gr2" draw:text-style-name="P2" draw:layer="layout" svg:x1="6.715cm" svg:y1="8.62cm" svg:x2="12.43cm" svg:y2="10.525cm">
          <text:p text:style-name="P1">All</text:p>
          <text:p text:style-name="P1">Events</text:p>
        </draw:line>
        <draw:line draw:style-name="gr3" draw:text-style-name="P2" draw:layer="layout" svg:x1="16.875cm" svg:y1="6.715cm" svg:x2="20.685cm" svg:y2="10.525cm">
          <text:p text:style-name="P5"/>
        </draw:line>
        <draw:line draw:style-name="gr3" draw:text-style-name="P2" draw:layer="layout" svg:x1="17.51cm" svg:y1="10.525cm" svg:x2="20.685cm" svg:y2="10.525cm">
          <text:p text:style-name="P5"/>
        </draw:line>
        <draw:line draw:style-name="gr3" draw:text-style-name="P2" draw:layer="layout" svg:x1="16.875cm" svg:y1="14.335cm" svg:x2="20.685cm" svg:y2="10.525cm">
          <text:p text:style-name="P5"/>
        </draw:line>
        <draw:frame draw:style-name="gr4" draw:text-style-name="P4" draw:layer="layout" svg:width="10.795cm" svg:height="1.195cm" svg:x="8.573cm" svg:y="2.27cm">
          <draw:text-box>
            <text:p text:style-name="P3"><text:span text:style-name="T1">acpid input side data flow</text:span></text:p>
          </draw:text-box>
        </draw:frame>
        <draw:frame draw:style-name="gr5" draw:text-style-name="P5" draw:layer="layout" svg:width="3.81cm" svg:height="0.962cm" svg:x="2.905cm" svg:y="16.24cm">
          <draw:text-box>
            <text:p text:style-name="P5">Hardware</text:p>
          </draw:text-box>
        </draw:frame>
        <draw:frame draw:style-name="gr5" draw:text-style-name="P5" draw:layer="layout" svg:width="3.81cm" svg:height="0.962cm" svg:x="12.43cm" svg:y="16.24cm">
          <draw:text-box>
            <text:p text:style-name="P5">Kernel</text:p>
          </draw:text-box>
        </draw:frame>
        <draw:line draw:style-name="gr6" draw:text-style-name="P1" draw:layer="layout" svg:x1="6.715cm" svg:y1="8.62cm" svg:x2="12.43cm" svg:y2="14.335cm">
          <text:p text:style-name="P1">Power</text:p>
          <text:p text:style-name="P1">Lid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Ted Felix</meta:initial-creator>
    <meta:creation-date>2009-11-11T15:08:23</meta:creation-date>
    <dc:creator>Ted Felix</dc:creator>
    <dc:date>2009-11-11T15:41:55</dc:date>
    <meta:editing-cycles>10</meta:editing-cycles>
    <meta:editing-duration>PT33M37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